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15.8138in"/>
    </style:style>
    <style:style style:name="co19" style:family="table-column">
      <style:table-column-properties fo:break-before="auto" style:column-width="9.4382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9035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0.8819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steel_is_steel.png</text:p>
          </table:table-cell>
          <table:table-cell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office:value-type="string" calcext:value-type="string">
            <text:p>"'Hey, man, free is free.'"</text:p>
          </table:table-cell>
          <table:table-cell table:number-columns-repeated="7"/>
          <table:table-cell table:style-name="ce5" office:value-type="percentage" office:value="0.6" calcext:value-type="percentage">
            <text:p>60.00%</text:p>
          </table:table-cell>
          <table:table-cell office:value-type="string" calcext:value-type="string">
            <text:p>#FF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aragorn_full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 table:number-rows-repeated="3">
          <table:table-cell table:number-columns-repeated="27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table:style-name="ce2"/>
          <table:table-cell table:number-columns-repeated="27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31"/>
        </table:table-row>
        <table:table-row table:style-name="ro1" table:number-rows-repeated="2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104853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7:48:2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8T03:52:30.975000000</dc:date>
    <meta:editing-duration>P5DT4H56M52S</meta:editing-duration>
    <meta:editing-cycles>117</meta:editing-cycles>
    <meta:generator>LibreOffice/6.4.3.2$Windows_X86_64 LibreOffice_project/747b5d0ebf89f41c860ec2a39efd7cb15b54f2d8</meta:generator>
    <meta:document-statistic meta:table-count="1" meta:cell-count="68" meta:object-count="0"/>
  </office:meta>
</office:document-meta>
</file>